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ess Modifier</text:p>
      <text:p text:style-name="Standard"/>
      <text:p text:style-name="Standard"><text:s text:c="3"/><text:span text:style-name="T1">In Java, we use certain entities such as access modifiers or specifiers which allow us to control the scope or visibility of a class, method, variables, or other data members. This is the reason they are also known as “ visibility specifiers”. They also determine which data members of a class can be accessed by or be hidden from the other data members of classes or packages.</text:span></text:p>
      <text:p text:style-name="Standard"><text:span text:style-name="T1"/></text:p>
      <text:p text:style-name="P1">Purpose:</text:p>
      <text:p text:style-name="Standard"><text:span text:style-name="T1">--&gt; Code reusability</text:span></text:p>
      <text:p text:style-name="Standard"><text:span text:style-name="T1">--&gt; Encapsulation</text:span></text:p>
      <text:p text:style-name="Standard"><text:span text:style-name="T1"/></text:p>
      <text:p text:style-name="Standard"><text:span text:style-name="T1">The scope or visibility is broadly categorised in four types:</text:span></text:p>
      <text:list xml:id="list4879679904452027364" text:style-name="L1">
        <text:list-item>
          <text:p text:style-name="P2"><text:span text:style-name="T1">inside class</text:span></text:p>
        </text:list-item>
        <text:list-item>
          <text:p text:style-name="P2"><text:span text:style-name="T1">inside package</text:span></text:p>
        </text:list-item>
        <text:list-item>
          <text:p text:style-name="P2"><text:span text:style-name="T1">outside package</text:span></text:p>
        </text:list-item>
        <text:list-item>
          <text:p text:style-name="P2"><text:span text:style-name="T1">outside package in a sub class</text:span></text:p>
        </text:list-item>
      </text:list>
      <text:p text:style-name="Standard"><text:span text:style-name="T1"/></text:p>
      <text:p text:style-name="Standard"><text:span text:style-name="T1">Based on the above categories, there are 4 types of access modifiers:</text:span></text:p>
      <text:p text:style-name="Standard"><text:span text:style-name="T1"/></text:p>
      <text:p text:style-name="Standard"><text:span text:style-name="T1">--&gt; </text:span><text:span text:style-name="T2">default:</text:span><text:span text:style-name="T1"> <text:s/>This has no type of keyword. If we don't specify any type of modifier, then Java assumes it to be a default one. Any class, variable or method with a default specifier is accessible inside the class as well as all the classes inside a package, but it is not accessible outside a package. For example:</text:span></text:p>
      <text:p text:style-name="Standard"><text:span text:style-name="T1"/></text:p>
      <text:p text:style-name="Standard"><text:span text:style-name="T1">class A{</text:span></text:p>
      <text:p text:style-name="Standard"><text:span text:style-name="T1"><text:s text:c="5"/>void display(){ <text:s text:c="50"/>// default modifier</text:span></text:p>
      <text:p text:style-name="Standard"><text:span text:style-name="T1">System.out.println(“ Showing with default scope”);</text:span></text:p>
      <text:p text:style-name="Standard"><text:span text:style-name="T1">}}</text:span></text:p>
      <text:p text:style-name="Standard"><text:span text:style-name="T1">class Main{</text:span></text:p>
      <text:p text:style-name="Standard"><text:span text:style-name="T1">public static void main(){</text:span></text:p>
      <text:p text:style-name="Standard"><text:span text:style-name="T1"><text:s text:c="7"/>A obj= new A(); <text:s text:c="43"/>// accessing a class with default scope</text:span></text:p>
      <text:p text:style-name="Standard"><text:span text:style-name="T1"><text:s text:c="7"/>obj.display(); <text:s text:c="48"/>// accessing a method with default scope</text:span></text:p>
      <text:p text:style-name="Standard"><text:span text:style-name="T1">}}</text:span></text:p>
      <text:p text:style-name="Standard"><text:span text:style-name="T1"/></text:p>
      <text:p text:style-name="P3"><text:span text:style-name="T1">Output:</text:span></text:p>
      <text:p text:style-name="P4"><text:span text:style-name="T1">Showing with default scope</text:span></text:p>
      <text:p text:style-name="P5"><text:span text:style-name="T1"/></text:p>
      <text:p text:style-name="P4"><text:span text:style-name="T1"/></text:p>
      <text:p text:style-name="P4"><text:span text:style-name="T1">--&gt; </text:span><text:span text:style-name="T2">Public: </text:span><text:span text:style-name="T1">Any class, method, constructor, or data member</text:span><text:span text:style-name="T2"> </text:span><text:span text:style-name="T1">specified using a 'public' keyword is accessible from any class or package of a Java program. Basically, public access modifiers do not restrict the entity at all. For example</text:span></text:p>
      <text:p text:style-name="P4"><text:span text:style-name="T1"/></text:p>
      <text:p text:style-name="P4"><text:span text:style-name="T1"/></text:p>
      <text:p text:style-name="P4"><text:span text:style-name="T1">class A{</text:span></text:p>
      <text:p text:style-name="P4"><text:span text:style-name="T1"><text:tab/>public void display(){<text:tab/><text:tab/><text:tab/><text:tab/><text:tab/>//method with public access</text:span></text:p>
      <text:p text:style-name="P4"><text:span text:style-name="T1"><text:tab/><text:tab/><text:tab/>System.out.println(“ Showing with public modifier”);</text:span></text:p>
      <text:p text:style-name="P4"><text:span text:style-name="T1"><text:tab/><text:tab/><text:tab/>}}</text:span></text:p>
      <text:p text:style-name="P4"><text:span text:style-name="T1">class Main{</text:span></text:p>
      <text:p text:style-name="P4"><text:span text:style-name="T1"><text:tab/><text:tab/>public static void main(){</text:span></text:p>
      <text:p text:style-name="P4"><text:span text:style-name="T1"><text:tab/><text:tab/><text:tab/>A obj= new A();</text:span></text:p>
      <text:p text:style-name="P4"><text:span text:style-name="T1"><text:tab/><text:tab/><text:tab/>obj.display();<text:tab/><text:tab/><text:tab/><text:tab/>// accessing public method</text:span></text:p>
      <text:p text:style-name="P4"><text:span text:style-name="T1"><text:tab/><text:tab/><text:tab/>}}</text:span></text:p>
      <text:p text:style-name="P4"><text:span text:style-name="T1"/></text:p>
      <text:p text:style-name="P3"><text:span text:style-name="T1">Output:</text:span></text:p>
      <text:p text:style-name="P4"><text:span text:style-name="T1">Showing with public modifier</text:span></text:p>
      <text:p text:style-name="P5"><text:span text:style-name="T1"/></text:p>
      <text:p text:style-name="P4"><text:span text:style-name="T1"/></text:p>
      <text:p text:style-name="Standard"><text:span text:style-name="T1">--&gt; </text:span><text:span text:style-name="T2">Protected: </text:span><text:span text:style-name="T3"><text:s/>This modifier allows access to entities within a class and within a package. But, it also allows access of entities to the subclasses as well, doesn't matter that subclass is inside a package or outside the package. They are usually used in parent child relationships</text:span></text:p>
      <text:p text:style-name="Standard"><text:span text:style-name="T3">Note: classes and interfaces cannot be protected</text:span></text:p>
      <text:p text:style-name="Standard"><text:span text:style-name="T3"/></text:p>
      <text:p text:style-name="Standard"><text:soft-page-break/><text:span text:style-name="T3">Example:</text:span></text:p>
      <text:p text:style-name="Standard"><text:span text:style-name="T3"/></text:p>
      <text:p text:style-name="Standard"><text:span text:style-name="T3">class A{</text:span></text:p>
      <text:p text:style-name="Standard"><text:span text:style-name="T3"><text:tab/>protected void display(){</text:span></text:p>
      <text:p text:style-name="Standard"><text:span text:style-name="T3"><text:tab/><text:tab/><text:tab/>System.out.println(“ printing example of protected modifier”);</text:span></text:p>
      <text:p text:style-name="Standard"><text:span text:style-name="T3"><text:tab/><text:tab/>}}</text:span></text:p>
      <text:p text:style-name="Standard"><text:span text:style-name="T3">class B extends A {}</text:span></text:p>
      <text:p text:style-name="Standard"><text:span text:style-name="T3">class C extends B{}</text:span></text:p>
      <text:p text:style-name="Standard"><text:span text:style-name="T3"/></text:p>
      <text:p text:style-name="Standard"><text:span text:style-name="T3">class Main{</text:span></text:p>
      <text:p text:style-name="Standard"><text:span text:style-name="T3"><text:tab/><text:tab/>public static void main(){</text:span></text:p>
      <text:p text:style-name="Standard"><text:span text:style-name="T3"><text:tab/><text:tab/><text:tab/>B obj= new B();<text:tab/><text:tab/>//creating object of class B</text:span></text:p>
      <text:p text:style-name="Standard"><text:span text:style-name="T3"><text:tab/><text:tab/><text:tab/>obj.display();<text:tab/><text:tab/>// accessing protected method using obj</text:span></text:p>
      <text:p text:style-name="Standard"><text:span text:style-name="T3"><text:tab/><text:tab/><text:tab/>C obj1= new C();<text:tab/><text:tab/>// creating object of class C</text:span></text:p>
      <text:p text:style-name="Standard"><text:span text:style-name="T3"><text:tab/><text:tab/><text:tab/>obj1.display();<text:tab/><text:tab/>//accessing protected method using obj1</text:span></text:p>
      <text:p text:style-name="Standard"><text:span text:style-name="T3">}}</text:span></text:p>
      <text:p text:style-name="Standard"><text:span text:style-name="T3"/></text:p>
      <text:p text:style-name="P3"><text:span text:style-name="T1">Output:</text:span></text:p>
      <text:p text:style-name="P4"><text:span text:style-name="T1">printing example of protected modifier</text:span></text:p>
      <text:p text:style-name="P4"><text:span text:style-name="T1">printing example of protected modifier</text:span></text:p>
      <text:p text:style-name="P4"><text:span text:style-name="T1"/></text:p>
      <text:p text:style-name="P4"><text:span text:style-name="T1">In the above example, a protected method display() is being used. Since B is a subclass of A, it can access display(). Similarly, C is a sub class of B, which is a sub class of A, that makes C as sub-subclass of A. Therefore, it can also access display(), irrespective of the class they are using it in. </text:span></text:p>
      <text:p text:style-name="P6"><text:span text:style-name="T3"/></text:p>
      <text:p text:style-name="Standard"/>
      <text:p text:style-name="Standard">--&gt; <text:span text:style-name="T4">Private: </text:span><text:span text:style-name="T3">It has the lowest accessibility level. The methods and members that are declared using the keyword 'private' can only be accessed within a class in which they are declared. They are not even visible to the subclasses of a class. It ensures encapsulation. Classes and interfaces cannot be declared as private. For example:</text:span></text:p>
      <text:p text:style-name="Standard"><text:span text:style-name="T3"/></text:p>
      <text:p text:style-name="Standard"><text:span text:style-name="T3">class A{</text:span></text:p>
      <text:p text:style-name="Standard"><text:span text:style-name="T3"/></text:p>
      <text:p text:style-name="Standard"><text:span text:style-name="T3"><text:tab/>//private method and variable</text:span></text:p>
      <text:p text:style-name="Standard"><text:span text:style-name="T3"><text:s/><text:tab/>private int n=10;</text:span></text:p>
      <text:p text:style-name="Standard"><text:span text:style-name="T3"><text:tab/>private void show(){</text:span></text:p>
      <text:p text:style-name="Standard"><text:span text:style-name="T3"><text:tab/><text:tab/>System.out.println(“This is the message.”);</text:span></text:p>
      <text:p text:style-name="Standard"><text:span text:style-name="T3">}}</text:span></text:p>
      <text:p text:style-name="Standard"><text:span text:style-name="T3"/></text:p>
      <text:p text:style-name="Standard"><text:span text:style-name="T3">public class Main{</text:span></text:p>
      <text:p text:style-name="Standard"><text:span text:style-name="T3"><text:tab/>public static void main(){</text:span></text:p>
      <text:p text:style-name="Standard"><text:span text:style-name="T3"><text:tab/><text:tab/>A obj= new A();</text:span></text:p>
      <text:p text:style-name="Standard"><text:span text:style-name="T3"><text:tab/><text:tab/>System.out.println(obj.n); <text:s text:c="7"/>// accessing private variable</text:span></text:p>
      <text:p text:style-name="Standard"><text:span text:style-name="T3"><text:tab/><text:tab/>obj.show();<text:tab/><text:tab/> <text:s text:c="6"/>// accessing private method</text:span></text:p>
      <text:p text:style-name="Standard"><text:span text:style-name="T3">}}</text:span></text:p>
      <text:p text:style-name="Standard"><text:span text:style-name="T3"/></text:p>
      <text:p text:style-name="Standard"><text:span text:style-name="T3">The above example will a compile time error as we try to access a private data member using class object. But there is a way to access private members. It is by using the concept of getter and setter.</text:span></text:p>
      <text:p text:style-name="P6"><text:span text:style-name="T3"/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lash </meta:initial-creator>
    <meta:creation-date>2023-02-06T11:43:00</meta:creation-date>
    <meta:document-statistic meta:table-count="0" meta:image-count="0" meta:object-count="0" meta:page-count="2" meta:paragraph-count="69" meta:word-count="613" meta:character-count="3866"/>
    <dc:date>2023-02-06T13:04:59</dc:date>
    <dc:creator>Abhilash </dc:creator>
    <meta:editing-duration>PT1M</meta:editing-duration>
    <meta:editing-cycles>1</meta:editing-cycles>
    <meta:generator>OpenOffice/4.1.13$Unix OpenOffice.org_project/4113m1$Build-9810</meta:generator>
  </office:meta>
</office:document-meta>
</file>